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A Guided Tour Through Sparsela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otivation/idea</text:p>
              </text:list-item>
              <text:list-item>
                <text:p>History</text:p>
              </text:list-item>
              <text:list-item>
                <text:p>Redundant codebooks</text:p>
                <text:list>
                  <text:list-item>
                    <text:p>Learning them</text:p>
                  </text:list-item>
                </text:list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7.763cm" svg:x="1.4cm" svg:y="4.914cm" presentation:class="outline" presentation:user-transformed="true">
          <draw:text-box>
            <text:list text:style-name="L2">
              <text:list-item>
                <text:p>improve lossy compression quality</text:p>
              </text:list-item>
              <text:list-item>
                <text:p>basic idea for lossy compression of natural images</text:p>
                <text:list>
                  <text:list-item>
                    <text:p>conversion, sparse base transform, quantization, encoding</text:p>
                  </text:list-item>
                </text:list>
              </text:list-item>
              <text:list-item>
                <text:p>improve sparse representation quality of natural images </text:p>
              </text:list-item>
              <text:list-item>
                <text:p>how?</text:p>
              </text:list-item>
              <text:list-item>
                <text:p>rather than a small designed dictionary (DCT, DWT, other orthonormal bases)<text:tab/></text:p>
              </text:list-item>
              <text:list-item>
                <text:p>select a small number of atoms from a large redundant dictionary (sparse co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linear combination of a “few” non orthonormal atoms from</text:p>
                <text:list>
                  <text:list-item>
                    <text:p>D that is “close” to the signal X</text:p>
                  </text:list-item>
                </text:list>
              </text:list-item>
              <text:list-item>
                <text:p><text:s/>try to keep coeficent vector sparse</text:p>
              </text:list-item>
              <text:list-item>
                <text:p>usage: reduction, classification, impainting, <text:s/>superresol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istory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originally developed for studying how neurons in the brain responded to visuals</text:p>
              </text:list-item>
              <text:list-item>
                <text:p>break image down into patches</text:p>
              </text:list-item>
              <text:list-item>
                <text:p>decompose patch into activities of a few neur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\cite{Chen1998Atomic} and \cite{Aharon2006KSVD} have shown that learnd dictionaries show better compression quality</text:p>
              </text:list-item>
              <text:list-item>
                <text:p>than small designed dictionaries (cosin, wavelets, bandelets, curvelets etc.)</text:p>
                <text:list>
                  <text:list-item>
                    <text:p>if dictionary is good enough :)</text:p>
                  </text:list-item>
                </text:list>
              </text:list-item>
              <text:list-item>
                <text:p>but choosing atoms from large dictionaries can lead to high computational complex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small othonormal bases like wavelets,cosin,bandelets are 'easy' to solve but what about big redundant dictionarys?</text:p>
              </text:list-item>
              <text:list-item>
                <text:p>sparse decomposition with redundant dictionaries with l0 is a NP-hard problem</text:p>
                <text:list>
                  <text:list-item>
                    <text:p>to get best result you need to test every comb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Greedy approaches</text:p>
                <text:list>
                  <text:list-item>
                    <text:p>Basis pursuit</text:p>
                  </text:list-item>
                  <text:list-item>
                    <text:p>(orthogonal) matching pursuit</text:p>
                  </text:list-item>
                </text:list>
              </text:list-item>
              <text:list-item>
                <text:p>FOCUSS</text:p>
              </text:list-item>
              <text:list-item>
                <text:p>LARS-Lasso \cite{Osborne2000New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8" draw:layer="layout" svg:width="25.199cm" svg:height="13.609cm" svg:x="1.4cm" svg:y="5.039cm" presentation:class="subtitle">
          <draw:text-box>
            <text:p>(matching persuit descrip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8" draw:layer="layout" svg:width="25.199cm" svg:height="13.609cm" svg:x="1.4cm" svg:y="5.039cm" presentation:class="subtitle">
          <draw:text-box>
            <text:p>(LARS-Lasso descrip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New sparse models</text:p>
          </draw:text-box>
        </draw:frame>
        <draw:frame presentation:style-name="pr4" draw:layer="layout" svg:width="25.199cm" svg:height="13.6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lti-channel coding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de every channel separate or combine them into single signal</text:p>
              </text:list-item>
              <text:list-item>
                <text:p>can lead to color bleeding as shown in \cite{mairal08sparse} </text:p>
              </text:list-item>
              <text:list-item>
                <text:p>(picture from paper)</text:p>
              </text:list-item>
              <text:list-item>
                <text:p>Why?</text:p>
                <text:list>
                  <text:list-item>
                    <text:p>color channels can be highly correlated </text:p>
                  </text:list-item>
                  <text:list-item>
                    <text:p>combined channels show better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about a universal basis for natural images? </text:p>
              </text:list-item>
              <text:list-item>
                <text:p>how many elements for a 'good' sparse representation?</text:p>
                <text:list>
                  <text:list-item>
                    <text:p>take all possible elements (fixed compression rate, gigantic data)</text:p>
                  </text:list-item>
                  <text:list-item>
                    <text:p>learn a dictionary until convergence of error for new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how to find this basis? </text:p>
                <text:list>
                  <text:list-item>
                    <text:p>neural network \cite{Krizhevsky2009Learning}</text:p>
                  </text:list-item>
                  <text:list-item>
                    <text:p>Batch learn: MOD, MAP, K-SVD, ILS-DLA</text:p>
                  </text:list-item>
                  <text:list-item>
                    <text:p>online learning <text:s/>\cite{Mairal2010Online}, KFCE, RLS-D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(compression of sample pictures vs. DCT, DWT) </text:p>
              </text:list-item>
              <text:list-item>
                <text:p>(graph: average rmse vs. Nr. of training batches 100 / 1000 / 10.000) </text:p>
              </text:list-item>
              <text:list-item>
                <text:p>(graph: rmse for different block sizes 8 / 12 <text:s/>/ 16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26T15:23:52</meta:creation-date>
    <meta:editing-duration>PT27H10M06S</meta:editing-duration>
    <meta:editing-cycles>7</meta:editing-cycles>
    <meta:generator>OpenOffice.org/3.2$Linux OpenOffice.org_project/320m12$Build-9483</meta:generator>
    <dc:date>2010-09-01T13:18:31</dc:date>
    <dc:creator>seb </dc:creator>
    <meta:document-statistic meta:object-count="81"/>
  </office:meta>
</office:document-meta>
</file>